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List of Lab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9:32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Lab title</text:p>
            </table:table-cell>
            <table:table-cell table:style-name="TableHeaderRowCell" office:value-type="string">
              <text:p text:style-name="Table_20_Heading">Instructions</text:p>
            </table:table-cell>
            <table:table-cell table:style-name="TableHeaderRowCell" office:value-type="string">
              <text:p text:style-name="Table_20_Heading">Program</text:p>
            </table:table-cell>
            <table:table-cell table:style-name="TableHeaderRowCell" office:value-type="string">
              <text:p text:style-name="Table_20_Heading">Solu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a xlink:type="simple" xlink:href="labs/AdvancedArrays/index.html" office:name=""><text:span text:style-name="Definition">Advanced Arrays</text:span></text:a></text:p>
          </table:table-cell>
          <table:table-cell table:style-name="TableRowCell" office:value-type="string">
            <text:p text:style-name="Table_20_Contents"><text:a xlink:type="simple" xlink:href="labs/AdvancedArrays/index.pdf" office:name=""><text:span text:style-name="Definition">pdf</text:span></text:a> <text:a xlink:type="simple" xlink:href="labs/AdvancedArrays/index.odt" office:name=""><text:span text:style-name="Definition">odt</text:span></text:a> <text:a xlink:type="simple" xlink:href="labs/AdvancedArrays/index.docx" office:name=""><text:span text:style-name="Definition">docx</text:span></text:a> <text:a xlink:type="simple" xlink:href="labs/AdvancedArrays/index.html" office:name=""><text:span text:style-name="Definition">html</text:span></text:a></text:p>
          </table:table-cell>
          <table:table-cell table:style-name="TableRowCell" office:value-type="string">
            <text:p text:style-name="Table_20_Contents"><text:a xlink:type="simple" xlink:href="../labs/AdvancedArrays/ArrayManipulation.zip" office:name=""><text:span text:style-name="Definition">↓ ArrayManipulation.zip</text:span></text:a></text:p>
          </table:table-cell>
          <table:table-cell table:style-name="TableRowCell" office:value-type="string">
            <text:p text:style-name="Table_20_Contents"><text:a xlink:type="simple" xlink:href="../labs/AdvancedArrays/Solution_ArrayManipulation.zip" office:name=""><text:span text:style-name="Definition">Solution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Lab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01:32:31Z</meta:creation-date>
    <dc:date>2021-08-11T01:32:31Z</dc:date>
    <meta:user-defined meta:name="date" meta:value-type="string">August  10, 2021 (09:32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